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earCase.setClearToolDir( String 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Case.run( Commandline cm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ClearCase.getViewPathBa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Case.getViewPa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Case.getObjSel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Case.setFailOnErr( boolean failon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Case.runS( Commandline cmdlin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learCase.getFailOnEr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Case.getClearToolCommand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learCase.setViewPath( String view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earCase.setObjSelect( String objSel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